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Google Sans" svg:font-family="'Google Sans', 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3439" officeooo:paragraph-rsid="000a3439"/>
    </style:style>
    <style:style style:name="P2" style:family="paragraph" style:parent-style-name="Standard" style:list-style-name="L1">
      <style:text-properties officeooo:rsid="000a3439" officeooo:paragraph-rsid="000c2f0c"/>
    </style:style>
    <style:style style:name="P3" style:family="paragraph" style:parent-style-name="Standard">
      <style:text-properties officeooo:rsid="000c2f0c" officeooo:paragraph-rsid="000c2f0c"/>
    </style:style>
    <style:style style:name="P4" style:family="paragraph" style:parent-style-name="Standard" style:list-style-name="L1">
      <style:text-properties officeooo:rsid="000c2f0c" officeooo:paragraph-rsid="000c2f0c"/>
    </style:style>
    <style:style style:name="P5" style:family="paragraph" style:parent-style-name="Standard">
      <style:text-properties officeooo:rsid="000c3ed1" officeooo:paragraph-rsid="000c3ed1"/>
    </style:style>
    <style:style style:name="P6" style:family="paragraph" style:parent-style-name="Standard" style:list-style-name="L2">
      <style:text-properties officeooo:rsid="000c3ed1" officeooo:paragraph-rsid="000c3ed1"/>
    </style:style>
    <style:style style:name="P7" style:family="paragraph" style:parent-style-name="Standard" style:list-style-name="L2">
      <style:text-properties officeooo:rsid="000e22aa" officeooo:paragraph-rsid="000e22aa"/>
    </style:style>
    <style:style style:name="P8" style:family="paragraph" style:parent-style-name="Standard" style:list-style-name="L2">
      <style:text-properties officeooo:rsid="000edaaf" officeooo:paragraph-rsid="000edaaf"/>
    </style:style>
    <style:style style:name="T1" style:family="text">
      <style:text-properties officeooo:rsid="000c2f0c"/>
    </style:style>
    <style:style style:name="T2" style:family="text">
      <style:text-properties officeooo:rsid="000dde2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ta de datos</text:p>
      <text:p text:style-name="P1"/>
      <text:p text:style-name="P1">Roles: </text:p>
      <text:list text:style-name="L1">
        <text:list-item>
          <text:p text:style-name="P2">Trabajador de datos &gt; consume datos, los manipula y los presenta, mayormente lo obtiene desde un back o un csv o excel</text:p>
        </text:list-item>
        <text:list-item>
          <text:p text:style-name="P2">Analista de datos <text:s/>&gt; tiene mas datos, los modela y puede automatizar el flujo de los <text:s/>mismos, <text:span text:style-name="T1">analiza los datos y obtiene insighs claves </text:span></text:p>
        </text:list-item>
        <text:list-item>
          <text:p text:style-name="P4">ingenieros de datos &gt; crea y diseña el conjunto de datos </text:p>
        </text:list-item>
        <text:list-item>
          <text:p text:style-name="P4">Arquitecto de datos &gt; diseña el sistema de datos</text:p>
        </text:list-item>
        <text:list-item>
          <text:p text:style-name="P4">Cientifico de datos &gt; posee las cualidades de los roles anteriores, tiene mejor manejo estadistico matematico y de codigo</text:p>
        </text:list-item>
      </text:list>
      <text:p text:style-name="P3"/>
      <text:p text:style-name="P5">terminos</text:p>
      <text:p text:style-name="P5"/>
      <text:list text:style-name="L2">
        <text:list-item>
          <text:p text:style-name="P6">alfabetizacion de datos: poder entender el contexto de los datos y comprenderlos</text:p>
        </text:list-item>
        <text:list-item>
          <text:p text:style-name="P6">Fluidez de datos: capacidad de poder crear algo con los datos (como un analisis)</text:p>
        </text:list-item>
        <text:list-item>
          <text:p text:style-name="P6">gobernanza de datos: <text:span text:style-name="T2">estrategia para incorporar datos de calidad, normalmente esta se compone de una jerarquia o permisos para acceder a los datos, tambien dentro de esta gobernanza, se espera que los datos sean fiables y accesibles dependiendo de la rama de la jerarquia (accesos o permisos)</text:span></text:p>
        </text:list-item>
        <text:list-item>
          <text:p text:style-name="P7">Calidad de datos: datos correctos o que sean precisos (poco margen de error)</text:p>
        </text:list-item>
        <text:list-item>
          <text:p text:style-name="P8">kpi: Un KPI, o Indicador Clave de Desempeño (Key Performance Indicator), es una medida cuantificable que evalúa el rendimiento de una empresa o proyecto en relación con sus objetivos estratégicos. Los KPI ayudan a rastrear el progreso, identificar áreas de mejora y tomar decisiones informadas para alcanzar las metas deseadas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Google Sans" svg:font-family="'Google Sans', 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CL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CL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0:02:45.339162594</meta:creation-date>
    <dc:date>2025-07-12T11:37:20.928063087</dc:date>
    <meta:editing-duration>PT6M31S</meta:editing-duration>
    <meta:editing-cycles>1</meta:editing-cycles>
    <meta:document-statistic meta:table-count="0" meta:image-count="0" meta:object-count="0" meta:page-count="1" meta:paragraph-count="13" meta:word-count="236" meta:character-count="1379" meta:non-whitespace-character-count="1160"/>
    <meta:generator>LibreOffice/24.2.6.2$Linux_X86_64 LibreOffice_project/ef66aa7e36a1bb8e65bfbc63aba53045a14d0871</meta:generator>
  </office:meta>
</office:document-meta>
</file>